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84cm" fo:margin-left="-0.191cm" fo:margin-top="0cm" fo:margin-bottom="0cm" table:align="left" style:writing-mode="lr-tb"/>
    </style:style>
    <style:style style:name="Tabulka2.A" style:family="table-column">
      <style:table-column-properties style:column-width="1.49cm"/>
    </style:style>
    <style:style style:name="Tabulka2.B" style:family="table-column">
      <style:table-column-properties style:column-width="12.252cm"/>
    </style:style>
    <style:style style:name="Tabulka2.C" style:family="table-column">
      <style:table-column-properties style:column-width="2.242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="0.018cm solid #00000a"/>
    </style:style>
    <style:style style:name="Tabulka2.A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5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ulka2.A9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ulka2.B9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16" style:family="table-cell" style:data-style-name="N37">
      <style:table-cell-properties fo:padding-left="0.191cm" fo:padding-right="0.191cm" fo:padding-top="0cm" fo:padding-bottom="0cm" fo:border="none"/>
    </style:style>
    <style:style style:name="Tabulka2.B16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7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8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cm" fo:line-height="100%"/>
      <style:text-properties fo:language="en" fo:country="US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Appendix_20_1" style:list-style-name="">
      <style:paragraph-properties fo:margin-left="0.762cm" fo:margin-right="0cm" fo:text-indent="0cm" style:auto-text-indent="false"/>
    </style:style>
    <style:style style:name="P13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  <style:text-properties fo:color="#ffffff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_zcu.eps" draw:style-name="gr1" draw:text-style-name="P19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7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8">Přemysl Kouba<text:line-break/>kouba.prem@gmail.com<text:line-break/>17.04.2022</text:p>
          </table:table-cell>
        </table:table-row>
        <table:table-row table:style-name="Tabulka1.2">
          <table:table-cell table:style-name="Tabulka1.A2" office:value-type="string">
            <text:p text:style-name="P6">Semestrální práce KIV/NET</text:p>
          </table:table-cell>
        </table:table-row>
        <table:table-row table:style-name="Tabulka1.3">
          <table:table-cell table:style-name="Tabulka1.A3" office:value-type="string">
            <text:p text:style-name="P13">DayOfFun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3">Přemysl Kouba</text:p>
      <text:p text:style-name="Standard"/>
      <text:list xml:id="list3781850506881399727" text:style-name="Outline">
        <text:list-item>
          <text:p text:style-name="P11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38489328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38479977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8429639970784745174" text:style-name="L1">
        <text:list-item>
          <text:list>
            <text:list-item>
              <text:p text:style-name="P14">správa kvízů</text:p>
            </text:list-item>
            <text:list-item>
              <text:p text:style-name="P14">vyplňování kvízů</text:p>
            </text:list-item>
            <text:list-item>
              <text:p text:style-name="P14">vytváření kvízů</text:p>
            </text:list-item>
            <text:list-item>
              <text:p text:style-name="P14">historie kvízů + vyhodnocení</text:p>
            </text:list-item>
          </text:list>
        </text:list-item>
      </text:list>
      <text:p text:style-name="Text_20_body">Kvíz:</text:p>
      <text:list xml:id="list349272678735122880" text:style-name="L2">
        <text:list-item>
          <text:list>
            <text:list-item>
              <text:p text:style-name="P15">umožňé přidání dalších otázek v průběhu vyplňování kvízu</text:p>
            </text:list-item>
            <text:list-item>
              <text:p text:style-name="P15">sdílení kvízů s uživateli (nebo emailem)</text:p>
            </text:list-item>
          </text:list>
        </text:list-item>
      </text:list>
      <text:p text:style-name="Text_20_body">Odpovědi:</text:p>
      <text:list xml:id="list4699598300099300238" text:style-name="L3">
        <text:list-item>
          <text:list>
            <text:list-item>
              <text:p text:style-name="P16">možnost odpovědět ANO/NE/Když ostatní chtějí</text:p>
            </text:list-item>
          </text:list>
        </text:list-item>
      </text:list>
      <text:p text:style-name="Text_20_body"/>
      <text:list xml:id="list38481283" text:continue-list="list38479977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9165815430179471987" text:style-name="L4">
        <text:list-item>
          <text:list>
            <text:list-item>
              <text:p text:style-name="P17">správa uživatelů (registrace/autorizace)</text:p>
            </text:list-item>
          </text:list>
        </text:list-item>
      </text:list>
      <text:p text:style-name="Text_20_body">Otázky:</text:p>
      <text:list xml:id="list6887925178744352478" text:style-name="L5">
        <text:list-item>
          <text:list>
            <text:list-item>
              <text:p text:style-name="P18">Automatické napovídání otázek podle tagů</text:p>
            </text:list-item>
            <text:list-item>
              <text:p text:style-name="P18">Automatické napovídání otázek podle historie</text:p>
            </text:list-item>
          </text:list>
        </text:list-item>
      </text:list>
      <text:p text:style-name="Text_20_body">Kvíz:</text:p>
      <text:list xml:id="list38464786" text:continue-list="list349272678735122880" text:style-name="L2">
        <text:list-item>
          <text:list>
            <text:list-item>
              <text:p text:style-name="P15">public / protected kvízy</text:p>
            </text:list-item>
            <text:list-item>
              <text:p text:style-name="P15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38486401" text:continue-list="list38481283" text:style-name="Outline">
        <text:list-item>
          <text:p text:style-name="P11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38489042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38474554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38490730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2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38484812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38476096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3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A1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A1" office:value-type="string">
              <text:p text:style-name="P5"/>
            </table:table-cell>
            <table:table-cell table:style-name="Tabulka2.A1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A1" office:value-type="string">
              <text:p text:style-name="P5">Vytvoření GIT repozitáře</text:p>
            </table:table-cell>
            <table:table-cell table:style-name="Tabulka2.A1" office:value-type="string">
              <text:p text:style-name="P5">1</text:p>
            </table:table-cell>
          </table:table-row>
          <table:table-row table:style-name="Tabulka2.1">
            <table:table-cell table:style-name="Tabulka2.A5" office:value-type="date" office:date-value="2022-03-18">
              <text:p text:style-name="P5">18/03/22</text:p>
            </table:table-cell>
            <table:table-cell table:style-name="Tabulka2.B5" office:value-type="string">
              <text:p text:style-name="P5">Nástřel designu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5" office:value-type="date" office:date-value="2022-03-30">
              <text:p text:style-name="P5">30/03/22</text:p>
            </table:table-cell>
            <table:table-cell table:style-name="Tabulka2.B5" office:value-type="string">
              <text:p text:style-name="P5">Příprava modelu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5" office:value-type="date" office:date-value="2022-04-14">
              <text:p text:style-name="P5">14/04/22</text:p>
            </table:table-cell>
            <table:table-cell table:style-name="Tabulka2.B5" office:value-type="string">
              <text:p text:style-name="P5">Přechod na Rider 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9">4</text:p>
            </table:table-cell>
          </table:table-row>
          <table:table-row table:style-name="Tabulka2.1">
            <table:table-cell table:style-name="Tabulka2.A9" office:value-type="date" office:date-value="2022-04-15">
              <text:p text:style-name="P5">15/04/22</text:p>
            </table:table-cell>
            <table:table-cell table:style-name="Tabulka2.B9" office:value-type="string">
              <text:p text:style-name="P5">Praní se s vazbami + entity frameworkem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Prototyp MVC architektury (vytvoření prvního náhledu) – studium + vývoj</text:p>
            </table:table-cell>
            <table:table-cell table:style-name="Tabulka2.C5" office:value-type="float" office:value="9">
              <text:p text:style-name="P5">9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Dokumentace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1">
              <text:p text:style-name="P5">21/04/22</text:p>
            </table:table-cell>
            <table:table-cell table:style-name="Tabulka2.B9" office:value-type="string">
              <text:p text:style-name="P5">Vývoj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9" office:value-type="date" office:date-value="2022-04-22">
              <text:p text:style-name="P5">22/04/22</text:p>
            </table:table-cell>
            <table:table-cell table:style-name="Tabulka2.B9" office:value-type="string">
              <text:p text:style-name="P5">Vývoj – Create View návrh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3">
              <text:p text:style-name="P5">23/04/22</text:p>
            </table:table-cell>
            <table:table-cell table:style-name="Tabulka2.B9" office:value-type="string">
              <text:p text:style-name="P5">Vývoj – dopracování Create View návrhu + registrace</text:p>
            </table:table-cell>
            <table:table-cell table:style-name="Tabulka2.C5" office:value-type="float" office:value="10">
              <text:p text:style-name="P5">10</text:p>
            </table:table-cell>
          </table:table-row>
          <table:table-row table:style-name="Tabulka2.1">
            <table:table-cell table:style-name="Tabulka2.A9" office:value-type="date" office:date-value="2022-04-24">
              <text:p text:style-name="P5">24/04/22</text:p>
            </table:table-cell>
            <table:table-cell table:style-name="Tabulka2.B9" office:value-type="string">
              <text:p text:style-name="P5">Vývoj – vyplňování kvízu</text:p>
            </table:table-cell>
            <table:table-cell table:style-name="Tabulka2.C5" office:value-type="float" office:value="8">
              <text:p text:style-name="P5">8</text:p>
            </table:table-cell>
          </table:table-row>
          <table:table-row table:style-name="Tabulka2.1">
            <table:table-cell table:style-name="Tabulka2.A16">
              <text:p text:style-name="P5"/>
            </table:table-cell>
            <table:table-cell table:style-name="Tabulka2.B16" office:value-type="string">
              <text:p text:style-name="P5">CELKEM</text:p>
            </table:table-cell>
            <table:table-cell table:style-name="Tabulka2.C5" office:value-type="float" office:value="55">
              <text:p text:style-name="P5">55</text:p>
            </table:table-cell>
          </table:table-row>
        </table:table>
        <text:p text:style-name="Standard"/>
        <text:h text:style-name="P12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size-complex="14pt" style:font-style-complex="italic"/>
    </style:style>
    <style:style style:name="Bibliography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/>
    </style:style>
    <style:style style:name="Nadpis_20_6_20_Char" style:display-name="Nadpis 6 Char" style:family="text" style:parent-style-name="Default_20_Paragraph_20_Font">
      <style:text-properties fo:color="#1f4d78" style:font-name="Calibri Light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39</meta:editing-cycles>
    <meta:print-date>2015-02-12T10:31:00</meta:print-date>
    <meta:creation-date>2015-02-12T10:32:00</meta:creation-date>
    <dc:date>2022-04-24T18:24:33.12</dc:date>
    <meta:editing-duration>PT47M59S</meta:editing-duration>
    <meta:generator>OpenOffice/4.1.11$Win32 OpenOffice.org_project/4111m1$Build-9808</meta:generator>
    <meta:document-statistic meta:table-count="2" meta:image-count="1" meta:object-count="0" meta:page-count="5" meta:paragraph-count="104" meta:word-count="610" meta:character-count="4201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